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T_EPP</text:p>
      <text:p text:style-name="Standard">library IEEE;</text:p>
      <text:p text:style-name="Standard">use IEEE.STD_LOGIC_1164.all;</text:p>
      <text:p text:style-name="Standard"/>
      <text:p text:style-name="Standard">entity cnt_epp is</text:p>
      <text:p text:style-name="Standard"><text:s text:c="2"/>port (</text:p>
      <text:p text:style-name="Standard"><text:s text:c="4"/>CLK <text:s text:c="5"/>: in <text:s text:c="3"/>std_logic; </text:p>
      <text:p text:style-name="Standard"><text:s text:c="4"/>RST <text:s text:c="5"/>: in <text:s text:c="3"/>std_logic; </text:p>
      <text:p text:style-name="Standard"><text:s text:c="4"/>ASTRB <text:s text:c="3"/>: in <text:s text:c="3"/>std_logic; </text:p>
      <text:p text:style-name="Standard"><text:s text:c="4"/>DSTRB <text:s text:c="3"/>: in <text:s text:c="3"/>std_logic; </text:p>
      <text:p text:style-name="Standard"><text:s text:c="4"/>DATA <text:s text:c="4"/>: inout std_logic_vector(7 downto 0);</text:p>
      <text:p text:style-name="Standard"><text:s text:c="4"/>PWRITE <text:s text:c="2"/>: in <text:s text:c="3"/>std_logic; </text:p>
      <text:p text:style-name="Standard"><text:s text:c="4"/>PWAIT <text:s text:c="3"/>: out <text:s text:c="2"/>std_logic;</text:p>
      <text:p text:style-name="Standard"><text:s text:c="4"/>DATO_RD <text:s/>: in <text:s text:c="3"/>std_logic_vector(7 downto 0);</text:p>
      <text:p text:style-name="Standard"><text:s text:c="4"/>CE_RD <text:s text:c="3"/>: out <text:s text:c="2"/>std_logic;</text:p>
      <text:p text:style-name="Standard"><text:s text:c="4"/>DIR <text:s text:c="5"/>: out <text:s text:c="2"/>std_logic_vector (7 downto 0);</text:p>
      <text:p text:style-name="Standard"><text:s text:c="4"/>DIR_VLD <text:s/>: out <text:s text:c="2"/>std_logic;</text:p>
      <text:p text:style-name="Standard"><text:s text:c="4"/>DATO <text:s text:c="4"/>: out <text:s text:c="2"/>std_logic_vector (7 downto 0);</text:p>
      <text:p text:style-name="Standard"><text:s text:c="4"/>DATO_VLD : out <text:s text:c="2"/>std_logic);</text:p>
      <text:p text:style-name="Standard">end ;</text:p>
      <text:p text:style-name="Standard"/>
      <text:p text:style-name="Standard">architecture rtl of cnt_epp is</text:p>
      <text:p text:style-name="Standard"/>
      <text:p text:style-name="Standard"><text:s text:c="2"/>signal DFAS : std_logic ; </text:p>
      <text:p text:style-name="Standard"><text:s text:c="2"/>signal DFDS : std_logic ; </text:p>
      <text:p text:style-name="Standard"><text:s text:c="2"/>signal ASBD : std_logic ;</text:p>
      <text:p text:style-name="Standard"><text:s text:c="2"/>signal DSBD : std_logic ;</text:p>
      <text:p text:style-name="Standard"/>
      <text:p text:style-name="Standard">begin</text:p>
      <text:p text:style-name="Standard"><text:s text:c="2"/>PWAIT &lt;= '1' when(ASTRB='0' or DSTRB='0') else '0';</text:p>
      <text:p text:style-name="Standard"/>
      <text:p text:style-name="Standard"><text:s text:c="2"/>process (DSTRB,PWRITE, DATO_RD) is </text:p>
      <text:p text:style-name="Standard"><text:s text:c="2"/>begin <text:s/>-- process</text:p>
      <text:p text:style-name="Standard"><text:s text:c="4"/>if DSTRB='0' and PWRITE='1' then</text:p>
      <text:p text:style-name="Standard"><text:s text:c="6"/>CE_RD &lt;= '1';<text:tab/><text:tab/></text:p>
      <text:p text:style-name="Standard"><text:tab/><text:tab/>DATA &lt;= DATO_RD; <text:tab/></text:p>
      <text:p text:style-name="Standard"><text:s text:c="4"/>else<text:tab/></text:p>
      <text:p text:style-name="Standard"><text:s text:c="6"/>CE_RD &lt;= '0';<text:tab/><text:tab/></text:p>
      <text:p text:style-name="Standard"><text:tab/><text:tab/>DATA &lt;= (others =&gt; 'Z'); 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) is </text:p>
      <text:p text:style-name="Standard"><text:s text:c="2"/>begin <text:s/>-- process</text:p>
      <text:p text:style-name="Standard"><text:s text:c="4"/>if RST = '1' then <text:s text:c="17"/></text:p>
      <text:p text:style-name="Standard"><text:s text:c="6"/>ASBD &lt;= '1'; <text:tab/><text:tab/> </text:p>
      <text:p text:style-name="Standard"><text:s text:c="4"/>elsif CLK'event and CLK = '1' then <text:s/></text:p>
      <text:p text:style-name="Standard"><text:s text:c="6"/>ASBD &lt;= ASTRB;<text:tab/></text:p>
      <text:p text:style-name="Standard"><text:s text:c="4"/>end if;</text:p>
      <text:p text:style-name="Standard"><text:s text:c="2"/>end process;</text:p>
      <text:p text:style-name="Standard"/>
      <text:p text:style-name="Standard"><text:s text:c="2"/>DFAS &lt;= '1' when (ASTRB='1' and ASBD='0') else '0';</text:p>
      <text:p text:style-name="Standard"><text:soft-page-break/></text:p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2"/></text:p>
      <text:p text:style-name="Standard"><text:s text:c="6"/>DIR_VLD &lt;= '0';<text:tab/></text:p>
      <text:p text:style-name="Standard"><text:s text:c="4"/>elsif CLK'event and CLK = '1' then <text:s/></text:p>
      <text:p text:style-name="Standard"><text:s text:c="6"/>DIR_VLD &lt;= DFAS;<text:tab/>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2"/></text:p>
      <text:p text:style-name="Standard"><text:s text:c="6"/>DIR &lt;= (others =&gt; '0');<text:tab/></text:p>
      <text:p text:style-name="Standard"><text:s text:c="4"/>elsif CLK'event and CLK = '1' then <text:s/></text:p>
      <text:p text:style-name="Standard"><text:s text:c="6"/>if DFAS='1' then</text:p>
      <text:p text:style-name="Standard"><text:s text:c="8"/>DIR &lt;= DATA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) is </text:p>
      <text:p text:style-name="Standard"><text:s text:c="2"/>begin <text:s/>-- process</text:p>
      <text:p text:style-name="Standard"><text:s text:c="4"/>if RST = '1' then <text:s text:c="17"/></text:p>
      <text:p text:style-name="Standard"><text:s text:c="6"/>DSBD &lt;= <text:s/>'1';<text:tab/></text:p>
      <text:p text:style-name="Standard"><text:s text:c="4"/>elsif CLK'event and CLK = '1' then <text:s/></text:p>
      <text:p text:style-name="Standard"><text:s text:c="6"/>DSBD &lt;= DSTRB;<text:tab/></text:p>
      <text:p text:style-name="Standard"><text:s text:c="4"/>end if;</text:p>
      <text:p text:style-name="Standard"><text:s text:c="2"/>end process;</text:p>
      <text:p text:style-name="Standard"/>
      <text:p text:style-name="Standard"><text:s text:c="2"/>DFDS &lt;= '1' when (DSTRB='1' and DSBD='0' and PWRITE='0') else '0';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0"/></text:p>
      <text:p text:style-name="Standard"><text:s text:c="6"/>DATO_VLD &lt;= '0';</text:p>
      <text:p text:style-name="Standard"><text:s text:c="4"/>elsif CLK'event and CLK = '1' then </text:p>
      <text:p text:style-name="Standard"><text:s text:c="6"/>DATO_VLD &lt;= DFDS;<text:tab/>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1"/></text:p>
      <text:p text:style-name="Standard"><text:s text:c="6"/>DATO &lt;= (others =&gt; '0');</text:p>
      <text:p text:style-name="Standard"><text:s text:c="4"/>elsif CLK'event and CLK = '1' then <text:s/></text:p>
      <text:p text:style-name="Standard"><text:s text:c="6"/>if DFDS='1' then<text:tab/></text:p>
      <text:p text:style-name="Standard"><text:s text:c="8"/>DATO &lt;= DATA;<text:tab/>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45:15.60</meta:creation-date>
    <dc:date>2015-04-28T19:09:23.95</dc:date>
    <dc:creator>Pedro Barquin Ayuso</dc:creator>
    <meta:editing-duration>PT4M4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91" meta:word-count="349" meta:character-count="2309"/>
  </office:meta>
</office:document-meta>
</file>